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3.64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17.565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5.664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7.6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b4513" fo:border="0.74pt solid #000000"/>
      <style:text-properties fo:color="#ffffff"/>
    </style:style>
    <style:style style:name="ce23" style:family="table-cell" style:parent-style-name="Default">
      <style:table-cell-properties fo:background-color="#9acd32" fo:border="0.74pt solid #000000"/>
    </style:style>
    <style:style style:name="ce3" style:family="table-cell" style:parent-style-name="Default">
      <style:table-cell-properties fo:background-color="#8b4513" fo:border="0.74pt solid #000000"/>
      <style:text-properties fo:color="#ffffff" style:font-name="Cascadia Mono" fo:font-size="9.5pt" style:font-name-asian="Cascadia Mono" style:font-size-asian="9.5pt" style:font-name-complex="Cascadia Mono" style:font-size-complex="9.5pt"/>
    </style:style>
    <style:style style:name="ce33" style:family="table-cell" style:parent-style-name="Default" style:data-style-name="N37">
      <style:table-cell-properties fo:background-color="#9acd32" fo:border="0.74pt solid #000000"/>
    </style:style>
    <style:style style:name="ce5" style:family="table-cell" style:parent-style-name="Default" style:data-style-name="N37">
      <style:table-cell-properties fo:background-color="#9acd32" fo:border="0.74pt solid #000000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4169e1" fo:border="0.74pt solid #000000"/>
    </style:style>
    <style:style style:name="ce40" style:family="table-cell" style:parent-style-name="Default">
      <style:table-cell-properties fo:background-color="#ff4500" fo:border="0.74pt solid #000000"/>
    </style:style>
    <style:style style:name="ce41" style:family="table-cell" style:parent-style-name="Default">
      <style:table-cell-properties fo:background-color="#c71585" fo:border="0.74pt solid #000000"/>
    </style:style>
    <style:style style:name="ce42" style:family="table-cell" style:parent-style-name="Default">
      <style:table-cell-properties fo:background-color="#a9a9a9" fo:border="0.74pt solid #000000"/>
    </style:style>
    <style:style style:name="ce43" style:family="table-cell" style:parent-style-name="Default">
      <style:table-cell-properties fo:background-color="#ffd700" fo:border="0.74pt solid #000000"/>
    </style:style>
    <style:style style:name="ce12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="0.74pt solid #000000"/>
      <style:text-properties fo:color="#4169e1"/>
    </style:style>
    <style:style style:name="ce45" style:family="table-cell" style:parent-style-name="Default">
      <style:table-cell-properties fo:border="0.74pt solid #000000"/>
      <style:text-properties fo:color="#ff4500"/>
    </style:style>
    <style:style style:name="ce46" style:family="table-cell" style:parent-style-name="Default">
      <style:table-cell-properties fo:border="0.74pt solid #000000"/>
      <style:text-properties fo:color="#c71585"/>
    </style:style>
    <style:style style:name="ce47" style:family="table-cell" style:parent-style-name="Default">
      <style:table-cell-properties fo:border="0.74pt solid #000000"/>
      <style:text-properties fo:color="#000000"/>
    </style:style>
    <style:style style:name="ce20" style:family="table-cell" style:parent-style-name="Default">
      <style:table-cell-properties fo:background-color="#9acd32" fo:border="0.74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acd3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enda des tâches - Généra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33"/>
        <table:table-column table:style-name="co9" table:default-cell-style-name="ce33"/>
        <table:table-column table:style-name="co10" table:default-cell-style-name="ce23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tatut</text:p>
          </table:table-cell>
          <table:table-cell table:style-name="ce3" office:value-type="string" calcext:value-type="string">
            <text:p>ID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Fichier concerné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ssource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4" office:value-type="string" calcext:value-type="string" table:number-columns-spanned="2" table:number-rows-spanned="1">
            <text:p>Légende</text:p>
          </table:table-cell>
          <table:covered-table-cell table:style-name="ce12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</text:p>
          </table:table-cell>
          <table:table-cell office:value-type="string" calcext:value-type="string">
            <text:p>Connexion à l’applicatio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cation de son existence dans la BDD, ensuite Vérification de son nombre d’avertissement</text:p>
          </table:table-cell>
          <table:table-cell table:number-columns-repeated="2"/>
          <table:table-cell table:style-name="ce37"/>
          <table:table-cell table:style-name="ce44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40"/>
          <table:table-cell table:style-name="ce45" office:value-type="string" calcext:value-type="string">
            <text:p>Nom d’une méthode</text:p>
          </table:table-cell>
        </table:table-row>
        <table:table-row table:style-name="ro1">
          <table:table-cell office:value-type="string" calcext:value-type="string">
            <text:p>En cours</text:p>
          </table:table-cell>
          <table:table-cell office:value-type="string" calcext:value-type="string">
            <text:p>CG0004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PresseAdmi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Choix via une liste déroulante</text:p>
          </table:table-cell>
          <table:table-cell table:number-columns-repeated="2"/>
          <table:table-cell table:style-name="ce41"/>
          <table:table-cell table:style-name="ce46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de visualiser les informations d’un utilisateur, de supprimer un utilisateur ou d’ajouter un utilisateur</text:p>
          </table:table-cell>
          <table:table-cell table:number-columns-repeated="2"/>
          <table:table-cell table:style-name="ce23"/>
          <table:table-cell table:style-name="ce47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</text:p>
          </table:table-cell>
          <table:table-cell office:value-type="string" calcext:value-type="string">
            <text:p>Gestion d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Visualiser et Ajouter des avertissements aux utilisateurs (petite icône de signalement sur le message)</text:p>
          </table:table-cell>
          <table:table-cell table:number-columns-repeated="2"/>
          <table:table-cell table:style-name="ce42"/>
          <table:table-cell table:style-name="ce47" office:value-type="string" calcext:value-type="string">
            <text:p>Non début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7</text:p>
          </table:table-cell>
          <table:table-cell office:value-type="string" calcext:value-type="string">
            <text:p>Gestion des avi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VI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5" calcext:value-type="date">
            <text:p>15/04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Permettre la suppression des avis frauduleux.</text:p>
          </table:table-cell>
          <table:table-cell table:number-columns-repeated="2"/>
          <table:table-cell table:style-name="ce43"/>
          <table:table-cell table:style-name="ce47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8</text:p>
          </table:table-cell>
          <table:table-cell office:value-type="string" calcext:value-type="string">
            <text:p>Gestion des rubriqu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RUBRIQU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2" calcext:value-type="date">
            <text:p>12/04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ToUpper() lors de l’ajout d’une rubr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9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PresseUser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10</text:p>
          </table:table-cell>
          <table:table-cell office:value-type="string" calcext:value-type="string">
            <text:p>Gestion de s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UTILISATEUR – ARTICL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11</text:p>
          </table:table-cell>
          <table:table-cell office:value-type="string" calcext:value-type="string">
            <text:p>Gestion de ses avi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UTILISATEUR – AVI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12</text:p>
          </table:table-cell>
          <table:table-cell office:value-type="string" calcext:value-type="string">
            <text:p>Gestion de son profi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UTILISATEUR – PROFIL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office:value-type="string" calcext:value-type="string">
            <text:p>Utiliser l’ID pour trouver ses informations personnelles</text:p>
          </table:table-cell>
          <table:table-cell table:number-columns-repeated="4"/>
        </table:table-row>
      </table:table>
      <table:table table:name="Agenda des tâches - Détails" table:style-name="ta1">
        <table:table-column table:style-name="co7" table:number-columns-repeated="2" table:default-cell-style-name="ce23"/>
        <table:table-column table:style-name="co14" table:default-cell-style-name="ce23"/>
        <table:table-column table:style-name="co7" table:default-cell-style-name="ce23"/>
        <table:table-column table:style-name="co15" table:default-cell-style-name="ce23"/>
        <table:table-column table:style-name="co16" table:default-cell-style-name="ce23"/>
        <table:table-column table:style-name="co7" table:default-cell-style-name="ce23"/>
        <table:table-column table:style-name="co1" table:default-cell-style-name="ce23"/>
        <table:table-column table:style-name="co7" table:number-columns-repeated="2" table:default-cell-style-name="ce33"/>
        <table:table-column table:style-name="co17" table:default-cell-style-name="ce23"/>
        <table:table-column table:style-name="co7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tatut</text:p>
          </table:table-cell>
          <table:table-cell table:style-name="ce3" office:value-type="string" calcext:value-type="string">
            <text:p>ID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Fichier concerné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ssource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A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La base de donnée doit être active pour fonctionné. Si elle ne fonctionne pas, afficher un message d’erreur.</text:p>
          </table:table-cell>
          <table:table-cell table:number-columns-repeated="2"/>
          <table:table-cell table:style-name="ce34" office:value-type="string" calcext:value-type="string" table:number-columns-spanned="2" table:number-rows-spanned="1">
            <text:p>Légende</text:p>
          </table:table-cell>
          <table:covered-table-cell table:style-name="ce12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A</text:p>
          </table:table-cell>
          <table:table-cell office:value-type="string" calcext:value-type="string">
            <text:p>Vérification de l’existence de l’utilisateur dans la Base de Donné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L’individu qui tente de se connecter doit posséder un compte dans notre base de données pour avoir un accès à l’application.</text:p>
          </table:table-cell>
          <table:table-cell table:number-columns-repeated="2"/>
          <table:table-cell table:style-name="ce37"/>
          <table:table-cell table:style-name="ce44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B</text:p>
          </table:table-cell>
          <table:table-cell office:value-type="string" calcext:value-type="string">
            <text:p>Vérification de la conformité du compte de l’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L’individu qui tente de se connecter doit être conforme pour avoir un accès à l’application, c’est-à-dire avoir un compte ayant en dessous de trois avertissement et un compte non bloqué.</text:p>
          </table:table-cell>
          <table:table-cell table:number-columns-repeated="2"/>
          <table:table-cell table:style-name="ce40"/>
          <table:table-cell table:style-name="ce45" office:value-type="string" calcext:value-type="string">
            <text:p>Nom d’une méth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C</text:p>
          </table:table-cell>
          <table:table-cell office:value-type="string" calcext:value-type="string">
            <text:p>Connecter et Déconnecter l’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L’individu doit pouvoir se connecter si le compte est conforme. (voir CG0002B pour la définition d’un « Compte conforme »).</text:p>
          </table:table-cell>
          <table:table-cell table:number-columns-repeated="2"/>
          <table:table-cell table:style-name="ce41"/>
          <table:table-cell table:style-name="ce46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L’interface doit être intuitive et facile d’utilisation.</text:p>
          </table:table-cell>
          <table:table-cell table:number-columns-repeated="2"/>
          <table:table-cell table:style-name="ce41"/>
          <table:table-cell table:style-name="ce46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4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</text:p>
          </table:table-cell>
          <table:table-cell office:value-type="string" calcext:value-type="string">
            <text:p>FormPresseAdmi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L’interface doit être intuitive et facile d’utilisation.</text:p>
          </table:table-cell>
          <table:table-cell table:number-columns-repeated="2"/>
          <table:table-cell table:style-name="ce23"/>
          <table:table-cell table:style-name="ce47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A</text:p>
          </table:table-cell>
          <table:table-cell table:style-name="ce20" office:value-type="string" calcext:value-type="string">
            <text:p>Consulter les utilisateur en fonction du type de filtrag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e gestionnaire doit pouvoir choisir ses filtres pour afficher les utilisateurs en conséquence (en fonction de leurs informations, soit les utilisateurs conformes, les utilisateurs avec 3 avertissements, les utilisateurs avec un compte bloqué).</text:p>
          </table:table-cell>
          <table:table-cell table:number-columns-repeated="2"/>
          <table:table-cell table:style-name="ce42"/>
          <table:table-cell table:style-name="ce47" office:value-type="string" calcext:value-type="string">
            <text:p>Non début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B</text:p>
          </table:table-cell>
          <table:table-cell office:value-type="string" calcext:value-type="string">
            <text:p>Ajouter un nouvel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e gestionnaire doit pouvoir ajouter un nouvel utilisateur. Sa saisie devra être vérifier pour éviter les erreurs.</text:p>
          </table:table-cell>
          <table:table-cell table:number-columns-repeated="2"/>
          <table:table-cell table:style-name="ce43"/>
          <table:table-cell table:style-name="ce47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C</text:p>
          </table:table-cell>
          <table:table-cell office:value-type="string" calcext:value-type="string">
            <text:p>Conception d’un mot de passe provisoire pour le nouvel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a création d’un compte doit engendrer un mot de passe provisoire pour permettre un accès à l’application pour les nouveaux adhérent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D</text:p>
          </table:table-cell>
          <table:table-cell office:value-type="string" calcext:value-type="string">
            <text:p>Ajouter un avertissement à 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<text:span text:style-name="T1">Le gestionnaire doit pouvoir ajouter un avertissement dans le cas où l’utilisateur a effectué une faute,</text:span> c’est-à-dire la conception d’un profil, d’un article ou d’un avis frauduleux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E</text:p>
          </table:table-cell>
          <table:table-cell office:value-type="string" calcext:value-type="string">
            <text:p>Clôturer le compte d’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<text:span text:style-name="T1">Le gestionnaire</text:span> doit pouvoir fermer un compte utilisateur, pour exercer son devoir de modéra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F</text:p>
          </table:table-cell>
          <table:table-cell table:style-name="ce20" office:value-type="string" calcext:value-type="string">
            <text:p>Informer l’utilisateur de l’état de sa requêt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<text:span text:style-name="T1">Le gestionnaire</text:span> doit savoir si l’opération a été effectué avec succè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G</text:p>
          </table:table-cell>
          <table:table-cell office:value-type="string" calcext:value-type="string">
            <text:p>Consulter les informations d’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e gestionnaire doit pouvoir consulter l’ensemble des informations de l’utilisateur sélectionné. Dans une nouvelle fenêtre, on affiche ses informatio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A</text:p>
          </table:table-cell>
          <table:table-cell table:style-name="ce20" office:value-type="string" calcext:value-type="string">
            <text:p>Consulter les articles en fonction du type de filtrag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Le gestionnaire doit pouvoir choisir ses filtres pour afficher les articles en conséquence (en fonction de leurs états, soit en attente, validé ou rejeté, de l’auteur ou de son identifiant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B</text:p>
          </table:table-cell>
          <table:table-cell office:value-type="string" calcext:value-type="string">
            <text:p>Associer une rubrique à 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Le gestionnaire doit pouvoir associer une rubrique à un 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C</text:p>
          </table:table-cell>
          <table:table-cell office:value-type="string" calcext:value-type="string">
            <text:p>Supprimer toutes les relations entre des rubriques et 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Le gestionnaire doit pouvoir supprimer toutes les associations entre les rubriques et l’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D</text:p>
          </table:table-cell>
          <table:table-cell office:value-type="string" calcext:value-type="string">
            <text:p>Modifier l’état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Le gestionnaire doit pouvoir modifier l’état de l’article selectionné, soit en attente, valide ou rejeté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E</text:p>
          </table:table-cell>
          <table:table-cell office:value-type="string" calcext:value-type="string">
            <text:p>Consulter les informations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<text:span text:style-name="T1">Le gestionnaire doit pouvoir consulter l’ensemble des informations de l’article sélectionné. </text:span>Dans une nouvelle fenêtre, on affiche ses informatio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F</text:p>
          </table:table-cell>
          <table:table-cell office:value-type="string" calcext:value-type="string">
            <text:p>Supprimer 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<text:span text:style-name="T1">Le gestionnaire doit pouvoir supprimer un article s’il considère l’article comme frauduleux. Lors de la suppression, un avertissement sera ajouté. </text:span>Le terme « frauduleux » est assez large, on le définira à l’aveni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G</text:p>
          </table:table-cell>
          <table:table-cell office:value-type="string" calcext:value-type="string">
            <text:p>Consulter les rubriques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Le gestionnaire doit pouvoir consulter l’ensemble des rubriques associées à un 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7A</text:p>
          </table:table-cell>
          <table:table-cell office:value-type="string" calcext:value-type="string">
            <text:p>Consulter les avis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VI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Le gestionnaire doit pouvoir consulter l’ensemble des avis associées à un 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7B</text:p>
          </table:table-cell>
          <table:table-cell office:value-type="string" calcext:value-type="string">
            <text:p>Consulter les informations d’un avi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VIS</text:p>
          </table:table-cell>
          <table:table-cell office:value-type="string" calcext:value-type="string">
            <text:p>AppliBD.cs</text:p>
          </table:table-cell>
          <table:table-cell table:style-name="ce24"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4-12" calcext:value-type="date">
            <text:p>12/04/24</text:p>
          </table:table-cell>
          <table:table-cell table:style-name="ce5" office:value-type="date" office:date-value="2024-04-14" calcext:value-type="date">
            <text:p>14/04/24</text:p>
          </table:table-cell>
          <table:table-cell table:style-name="ce24" office:value-type="string" calcext:value-type="string">
            <text:p>Le gestionnaire doit pouvoir consulter le contenu d’un avis / d’un commentaire. Dans une nouvelle fenêtre, on affiche son contenu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7C</text:p>
          </table:table-cell>
          <table:table-cell office:value-type="string" calcext:value-type="string">
            <text:p>Supprimer un avi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VI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2" calcext:value-type="date">
            <text:p>12/04/24</text:p>
          </table:table-cell>
          <table:table-cell table:style-name="ce5" office:value-type="date" office:date-value="2024-04-14" calcext:value-type="date">
            <text:p>14/04/24</text:p>
          </table:table-cell>
          <table:table-cell office:value-type="string" calcext:value-type="string">
            <text:p>Le gestionnaire doit pouvoir supprimer un avis s’il considère l’avis comme frauduleux. Lors de la suppression, un avertissement sera ajouté. Le terme « frauduleux » est assez large, on le définira à l’aveni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20" office:value-type="string" calcext:value-type="string">
            <text:p>CG0008A</text:p>
          </table:table-cell>
          <table:table-cell office:value-type="string" calcext:value-type="string">
            <text:p>Consulter les rubriques en fonction du type de filtrag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RUBRIQUE</text:p>
          </table:table-cell>
          <table:table-cell office:value-type="string" calcext:value-type="string">
            <text:p>AppliBD.cs</text:p>
          </table:table-cell>
          <table:table-cell table:style-name="ce33"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table:style-name="ce5" office:value-type="date" office:date-value="2024-04-14" calcext:value-type="date">
            <text:p>14/04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Le gestionnaire doit pouvoir rechercher une rubrique par son no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20" office:value-type="string" calcext:value-type="string">
            <text:p>CG0008B</text:p>
          </table:table-cell>
          <table:table-cell office:value-type="string" calcext:value-type="string">
            <text:p>Ajouter une nouvelle rubriqu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RUBRIQUE</text:p>
          </table:table-cell>
          <table:table-cell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table:style-name="ce5" office:value-type="date" office:date-value="2024-04-14" calcext:value-type="date">
            <text:p>14/04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Le gestionnaire doit pouvoir ajouter une nouvelle rubrique, qui n’est pas déjà dans la base de donné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20" office:value-type="string" calcext:value-type="string">
            <text:p>CG0008C</text:p>
          </table:table-cell>
          <table:table-cell office:value-type="string" calcext:value-type="string">
            <text:p>Modifier une rubrique déjà existant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RUBRIQUE</text:p>
          </table:table-cell>
          <table:table-cell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table:style-name="ce5" office:value-type="date" office:date-value="2024-04-14" calcext:value-type="date">
            <text:p>14/04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Le gestionnaire doit pouvoir modifier le nom d’une rubriqu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20" office:value-type="string" calcext:value-type="string">
            <text:p>CG0008D</text:p>
          </table:table-cell>
          <table:table-cell office:value-type="string" calcext:value-type="string">
            <text:p>Supprimer une rubriqu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RUBRIQUE</text:p>
          </table:table-cell>
          <table:table-cell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table:style-name="ce5" office:value-type="date" office:date-value="2024-04-14" calcext:value-type="date">
            <text:p>14/04/24</text:p>
          </table:table-cell>
          <table:table-cell office:value-type="date" office:date-value="2024-04-17" calcext:value-type="date">
            <text:p>17/04/24</text:p>
          </table:table-cell>
          <table:table-cell table:style-name="ce20" office:value-type="string" calcext:value-type="string">
            <text:p>Le gestionnaire doit pouvoir supprimer une rubriqu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20" office:value-type="string" calcext:value-type="string">
            <text:p>CG0009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FormPresseUser.cs</text:p>
          </table:table-cell>
          <table:table-cell table:style-name="ce33"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office:value-type="string" calcext:value-type="string">
            <text:p>L’interface doit être intuitive et facile d’utilisation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0A</text:p>
          </table:table-cell>
          <table:table-cell office:value-type="string" calcext:value-type="string">
            <text:p>Consulter ses propr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ses propres articl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0B</text:p>
          </table:table-cell>
          <table:table-cell office:value-type="string" calcext:value-type="string">
            <text:p>Modifier ses propr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modifier ses propres articles. Lors de ses modifications, l’état de l’article bascule vers l’état « En attente »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0C</text:p>
          </table:table-cell>
          <table:table-cell table:style-name="ce20" office:value-type="string" calcext:value-type="string">
            <text:p>Créer un nouvel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ajouter un nouvel article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0D</text:p>
          </table:table-cell>
          <table:table-cell table:style-name="ce20" office:value-type="string" calcext:value-type="string">
            <text:p>Consulter les articles des autres utilisateurs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CONSULTATION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consulter les articles des autres utilisateurs. Nous afficherons uniquement les articles validés par le gestionnaire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0E</text:p>
          </table:table-cell>
          <table:table-cell table:style-name="ce20" office:value-type="string" calcext:value-type="string">
            <text:p>Supprimer ses propres articles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supprimer ses propres articl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1A</text:p>
          </table:table-cell>
          <table:table-cell office:value-type="string" calcext:value-type="string">
            <text:p>Consulter ses propres avis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consulter le contenu de ses avi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1B</text:p>
          </table:table-cell>
          <table:table-cell office:value-type="string" calcext:value-type="string">
            <text:p>Modifier ses propres avis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modifier ses propres avis sur un article donné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1C</text:p>
          </table:table-cell>
          <table:table-cell office:value-type="string" calcext:value-type="string">
            <text:p>Créer un nouvel avis concernant un article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ajouter son propre avis sur un article donné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1D</text:p>
          </table:table-cell>
          <table:table-cell office:value-type="string" calcext:value-type="string">
            <text:p>Supprimer ses propres avis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DASHBOARD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supprimer ses propres avi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1E</text:p>
          </table:table-cell>
          <table:table-cell table:style-name="ce20" office:value-type="string" calcext:value-type="string">
            <text:p>Consulter les avis d’un article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CONSULTATION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consulter les avis des autres utilisateurs sur un article donné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2A</text:p>
          </table:table-cell>
          <table:table-cell table:style-name="ce20" office:value-type="string" calcext:value-type="string">
            <text:p>Consulter son profil Utilisateur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PROFIL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consulter l’ensemble de ses informations personnell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2B</text:p>
          </table:table-cell>
          <table:table-cell table:style-name="ce20" office:value-type="string" calcext:value-type="string">
            <text:p>Modifier ses informations personnelles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PROFIL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modifier l’ensemble de ses informations personnelles. Seuls la modification de ses numéros de téléphone portable et mobile sera autorisée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12C</text:p>
          </table:table-cell>
          <table:table-cell table:style-name="ce20" office:value-type="string" calcext:value-type="string">
            <text:p>Modifier son mot de passe</text:p>
          </table:table-cell>
          <table:table-cell table:style-name="ce20" office:value-type="string" calcext:value-type="string">
            <text:p>Application</text:p>
          </table:table-cell>
          <table:table-cell office:value-type="string" calcext:value-type="string">
            <text:p>UTILISATEUR – PROFIL</text:p>
          </table:table-cell>
          <table:table-cell office:value-type="string" calcext:value-type="string">
            <text:p>AppliBD.cs</text:p>
          </table:table-cell>
          <table:table-cell table:style-name="ce20"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4-17" calcext:value-type="date">
            <text:p>17/04/24</text:p>
          </table:table-cell>
          <table:table-cell table:style-name="ce5" office:value-type="date" office:date-value="2024-04-21" calcext:value-type="date">
            <text:p>21/04/24</text:p>
          </table:table-cell>
          <table:table-cell table:style-name="ce20" office:value-type="string" calcext:value-type="string">
            <text:p>L’utilisateur doit pouvoir personnaliser son mot de passe.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genda des tâches - Général'.A1:'Agenda des tâches - Général'.K3" table:display-filter-buttons="true"/>
        <table:database-range table:name="__Anonymous_Sheet_DB__1" table:target-range-address="'Agenda des tâches - Détails'.A1:'Agenda des tâches - Détails'.K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6:56:11.1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26:27.060000000</meta:creation-date>
    <dc:date>2024-04-22T00:16:47.082000000</dc:date>
    <meta:editing-duration>P1DT22H37M35S</meta:editing-duration>
    <meta:editing-cycles>65</meta:editing-cycles>
    <meta:generator>LibreOffice/7.6.1.2$Windows_X86_64 LibreOffice_project/f5defcebd022c5bc36bbb79be232cb6926d8f674</meta:generator>
    <meta:document-statistic meta:table-count="2" meta:cell-count="614" meta:object-count="0"/>
  </office:meta>
</office:document-meta>
</file>